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2d14" officeooo:paragraph-rsid="00202d14"/>
    </style:style>
    <style:style style:name="P2" style:family="paragraph" style:parent-style-name="Standard">
      <style:paragraph-properties fo:text-align="start" style:justify-single-word="false"/>
      <style:text-properties officeooo:rsid="0020e7a5" officeooo:paragraph-rsid="0020e7a5"/>
    </style:style>
    <style:style style:name="T1" style:family="text">
      <style:text-properties officeooo:rsid="0020e7a5"/>
    </style:style>
    <style:style style:name="T2" style:family="text">
      <style:text-properties style:rfc-language-tag="es-419" fo:language="e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descargar e instalar MariaDB en <text:a xlink:type="simple" xlink:href="https://mariadb.org/download/?t=mariadb&amp;p=mariadb&amp;r=11.7.2&amp;os=windows&amp;cpu=x86_64&amp;pkg=msi&amp;mirror=accretive" text:style-name="Internet_20_link" text:visited-style-name="Visited_20_Internet_20_Link">https://mariadb.org/download/?t=mariadb&amp;p=mariadb&amp;r=11.7.2&amp;os=windows&amp;cpu=x86_64&amp;pkg=msi&amp;mirror=accretive</text:a></text:p>
      <text:p text:style-name="P1"/>
      <text:p text:style-name="P1">2) <text:span text:style-name="T1">ejecutar el archivo primera_vez como administrador</text:span></text:p>
      <text:p text:style-name="P1"/>
      <text:p text:style-name="P2">3) para usar la app, ingresa con el usuario 1 y la contrase<text:span text:style-name="T2">ña, ese usuario es el administrador y te permitirá agregar nuevos empleados, consultar y añadir información como órdenes, pedidos, proveedores, incluso gráfica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2:54:23.709000000</meta:creation-date>
    <dc:date>2025-06-02T13:34:06.395000000</dc:date>
    <meta:editing-duration>PT10M41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" meta:word-count="48" meta:character-count="412" meta:non-whitespace-character-count="367"/>
  </office:meta>
</office:document-meta>
</file>